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092d" officeooo:paragraph-rsid="00128ea9"/>
    </style:style>
    <style:style style:name="P2" style:family="paragraph" style:parent-style-name="Standard">
      <style:paragraph-properties fo:text-align="end" style:justify-single-word="false"/>
      <style:text-properties officeooo:rsid="0013092d" officeooo:paragraph-rsid="00128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wline Knot - عقدة الخلبة</text:p>
      <text:p text:style-name="P1">==========================</text:p>
      <text:p text:style-name="P2"/>
      <text:p text:style-name="P2">Tags: Knots | Cubs</text:p>
      <text:p text:style-name="P2">----------------------------------------</text:p>
      <text:p text:style-name="P2"/>
      <text:p text:style-name="P2">عقدة الخلبة هي عقدة قوية وموثوقة تُستخدم لعمل حلقة ثابتة في نهاية</text:p>
      <text:p text:style-name="P2"><text:s text:c="32"/>الحبل. تشتهر بسهولة ربطها وكذلك سهولة فكها حتى بعد تحملها لوزن ثقيل. وبفضل قوتها</text:p>
      <text:p text:style-name="P2"><text:s text:c="32"/>وبساطتها وتعدد استخداماتها، غالبًا ما يُطلق عليها اسم "ملك العقد".</text:p>
      <text:p text:style-name="P2"/>
      <text:p text:style-name="P2">من أكثر استخداماتها شيوعًا هو في الإبحار، حيث تُستعمل لربط الحبال</text:p>
      <text:p text:style-name="P2"><text:s text:c="32"/>بالأعمدة أو الحلقات أو الأشياء الأخرى. لقد اعتمد عليها البحّارة لقرون طويلة لأنها تمسك</text:p>
      <text:p text:style-name="P2"><text:s text:c="32"/>بإحكام ولكن يمكن فكها بسرعة عند الحاجة. وتُعد عقدة البولين مهمة جدًا أيضًا في حالات</text:p>
      <text:p text:style-name="P2"><text:s text:c="32"/>الإنقاذ، حيث يمكن ربطها بأمان حول شخص دون أن تشد عليه بشكل خطير، مما يجعلها مثالية لسحبه</text:p>
      <text:p text:style-name="P2"><text:s text:c="32"/>إلى بر الأمان.</text:p>
      <text:p text:style-name="P2"/>
      <text:p text:style-name="P2">وبعيدًا عن الإبحار والإنقاذ، تُستخدم عقدة البولين على نطاق واسع</text:p>
      <text:p text:style-name="P2"><text:s text:c="32"/>في التخييم والأنشطة الخارجية. فهي مفيدة لتثبيت الأحمال، وربط الحيوانات، أو لأي غرض عام</text:p>
      <text:p text:style-name="P2"><text:s text:c="32"/>يتطلب حلقة ثابتة. إن اجتماع القوة والموثوقية وسهولة الفك يجعلها واحدة من أهم العقد</text:p>
      <text:p text:style-name="P2"><text:s text:c="32"/>للكشافة والمغامرين وكل من يعمل بالحبال.</text:p>
      <text:p text:style-name="P2"/>
      <text:p text:style-name="P2"/>
      <text:p text:style-name="P2">[كيفية الربط]</text:p>
      <text:p text:style-name="P2">-----------</text:p>
      <text:p text:style-name="P2">1. اصنع حلقة صغيرة (الحفرة).</text:p>
      <text:p text:style-name="P2">2. الطرف الحر (الأرنب) يخرج من الحفرة.</text:p>
      <text:p text:style-name="P2">3. يلتف حول الحبل الثابت (الشجرة).</text:p>
      <text:p text:style-name="P2">4. يعود مرة أخرى إلى الحفرة.</text:p>
      <text:p text:style-name="P2">5. اسحب بقوة → حلقة ثابتة.</text:p>
      <text:p text:style-name="P1"/>
      <text:p text:style-name="P1">The bowline knot is a strong and reliable knot that creates a</text:p>
      <text:p text:style-name="P1"><text:s text:c="32"/>fixed loop at the end of a rope. It is famous for being easy to tie and just as easy to</text:p>
      <text:p text:style-name="P1"><text:s text:c="32"/>untie, even after carrying a heavy load. Because of its strength, simplicity, and</text:p>
      <text:p text:style-name="P1"><text:s text:c="32"/>versatility, it is often referred to as the “king of knots.”</text:p>
      <text:p text:style-name="P1"/>
      <text:p text:style-name="P1">One of its most common uses is in sailing, where it is used to</text:p>
      <text:p text:style-name="P1"><text:s text:c="32"/>secure ropes to posts, rings, or other objects. Sailors have trusted it for centuries</text:p>
      <text:p text:style-name="P1"><text:s text:c="32"/>because it holds firmly but can be undone quickly when needed. The bowline is also very</text:p>
      <text:p text:style-name="P1"><text:s text:c="32"/>important in rescue situations, as it can be tied safely around a person without</text:p>
      <text:p text:style-name="P1"><text:s text:c="32"/>tightening dangerously, making it ideal for pulling someone to safety.</text:p>
      <text:p text:style-name="P1"/>
      <text:p text:style-name="P1"><text:soft-page-break/>Beyond sailing and rescue, the bowline is widely used in camping</text:p>
      <text:p text:style-name="P1"><text:s text:c="32"/>and outdoor activities. It is handy for securing loads, tying animals, or any</text:p>
      <text:p text:style-name="P1"><text:s text:c="32"/>general-purpose need where a fixed loop is required. Its combination of strength,</text:p>
      <text:p text:style-name="P1"><text:s text:c="32"/>reliability, and ease of untying makes it one of the most valuable knots for scouts,</text:p>
      <text:p text:style-name="P1"><text:s text:c="32"/>adventurers, and anyone working with ropes.</text:p>
      <text:p text:style-name="P1"/>
      <text:p text:style-name="P1"/>
      <text:p text:style-name="P1">[How to Tie]</text:p>
      <text:p text:style-name="P1">----------</text:p>
      <text:p text:style-name="P1">1. Make a small loop (the hole).</text:p>
      <text:p text:style-name="P1">2. The free end (the rabbit) comes up through the hole.</text:p>
      <text:p text:style-name="P1">3. Goes around the standing rope (the tree).</text:p>
      <text:p text:style-name="P1">4. Back down into the hole.</text:p>
      <text:p text:style-name="P1">5. Pull tight → fixed loop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20:42:02.909744595</meta:creation-date>
    <dc:date>2025-11-27T22:44:04.835242907</dc:date>
    <meta:editing-duration>PT4H42M23S</meta:editing-duration>
    <meta:editing-cycles>4</meta:editing-cycles>
    <meta:generator>LibreOffice/25.2.7.2$Linux_X86_64 LibreOffice_project/520$Build-2</meta:generator>
    <meta:document-statistic meta:table-count="0" meta:image-count="0" meta:object-count="0" meta:page-count="2" meta:paragraph-count="44" meta:word-count="408" meta:character-count="2963" meta:non-whitespace-character-count="1959"/>
  </office:meta>
</office:document-meta>
</file>